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3.3465in" style:rel-column-width="4819*"/>
    </style:style>
    <style:style style:name="Table1.A1" style:family="table-cell">
      <style:table-cell-properties fo:padding="0.0382in" fo:border-left="0.05pt solid #000080" fo:border-right="none" fo:border-top="0.05pt solid #000080" fo:border-bottom="0.05pt solid #000080"/>
    </style:style>
    <style:style style:name="Table1.B1" style:family="table-cell">
      <style:table-cell-properties fo:padding="0.0382in" fo:border="0.05pt solid #000080"/>
    </style:style>
    <style:style style:name="Table1.A2" style:family="table-cell">
      <style:table-cell-properties style:vertical-align="middle" fo:padding="0.0382in" fo:border-left="0.05pt solid #ffffff" fo:border-right="none" fo:border-top="none" fo:border-bottom="0.05pt solid #ffffff"/>
    </style:style>
    <style:style style:name="Table1.B2" style:family="table-cell">
      <style:table-cell-properties style:vertical-align="middle" fo:padding="0.0382in" fo:border-left="0.05pt solid #ffffff" fo:border-right="0.05pt solid #ffffff" fo:border-top="none" fo:border-bottom="0.05pt solid #ffffff"/>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color="#800000"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Table_20_Contents">
      <style:text-properties officeooo:rsid="00036bf3" officeooo:paragraph-rsid="00036bf3"/>
    </style:style>
    <style:style style:name="P4" style:family="paragraph" style:parent-style-name="Table_20_Contents">
      <style:paragraph-properties fo:text-align="center" style:justify-single-word="false"/>
      <style:text-properties fo:font-weight="bold" officeooo:rsid="00036bf3" officeooo:paragraph-rsid="00036bf3" style:font-weight-asian="bold" style:font-weight-complex="bold"/>
    </style:style>
    <style:style style:name="P5" style:family="paragraph" style:parent-style-name="Table_20_Contents">
      <style:text-properties officeooo:rsid="00045fbc" officeooo:paragraph-rsid="00045fbc"/>
    </style:style>
    <style:style style:name="P6" style:family="paragraph" style:parent-style-name="Standard">
      <style:text-properties fo:color="#800000"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text-properties fo:color="#800000" fo:font-size="14pt" fo:font-weight="bold" style:font-size-asian="14pt" style:font-weight-asian="bold" style:font-size-complex="14pt" style:font-weight-complex="bold"/>
    </style:style>
    <style:style style:name="P8" style:family="paragraph" style:parent-style-name="Standard">
      <style:text-properties fo:color="#0047ff"/>
    </style:style>
    <style:style style:name="P9" style:family="paragraph" style:parent-style-name="Standard" style:list-style-name="L1">
      <style:text-properties fo:color="#0047ff"/>
    </style:style>
    <style:style style:name="P10" style:family="paragraph" style:parent-style-name="Standard" style:list-style-name="L2">
      <style:text-properties fo:color="#0047ff"/>
    </style:style>
    <style:style style:name="P11" style:family="paragraph" style:parent-style-name="Standard" style:list-style-name="L3">
      <style:text-properties fo:color="#0047ff"/>
    </style:style>
    <style:style style:name="P12" style:family="paragraph" style:parent-style-name="Standard" style:list-style-name="L4">
      <style:text-properties fo:color="#0047ff"/>
    </style:style>
    <style:style style:name="P13" style:family="paragraph" style:parent-style-name="Standard" style:list-style-name="L5">
      <style:text-properties fo:color="#0047ff"/>
    </style:style>
    <style:style style:name="P14" style:family="paragraph" style:parent-style-name="Standard" style:list-style-name="L6">
      <style:text-properties fo:color="#0047ff"/>
    </style:style>
    <style:style style:name="P15" style:family="paragraph" style:parent-style-name="Standard" style:list-style-name="L7">
      <style:text-properties fo:color="#0047ff"/>
    </style:style>
    <style:style style:name="P16" style:family="paragraph" style:parent-style-name="Standard" style:list-style-name="L8">
      <style:text-properties fo:color="#0047ff"/>
    </style:style>
    <style:style style:name="P17" style:family="paragraph" style:parent-style-name="Standard" style:list-style-name="L9">
      <style:text-properties fo:color="#0047ff"/>
    </style:style>
    <style:style style:name="P18" style:family="paragraph" style:parent-style-name="Standard" style:list-style-name="L10">
      <style:text-properties fo:color="#0047ff"/>
    </style:style>
    <style:style style:name="P19" style:family="paragraph" style:parent-style-name="Standard" style:list-style-name="L11">
      <style:text-properties fo:color="#0047ff"/>
    </style:style>
    <style:style style:name="P20" style:family="paragraph" style:parent-style-name="Standard" style:list-style-name="L12">
      <style:text-properties fo:color="#0047ff"/>
    </style:style>
    <style:style style:name="P21" style:family="paragraph" style:parent-style-name="Standard" style:list-style-name="L13">
      <style:text-properties fo:color="#0047ff"/>
    </style:style>
    <style:style style:name="P22" style:family="paragraph" style:parent-style-name="Standard" style:list-style-name="L14">
      <style:text-properties fo:color="#0047ff"/>
    </style:style>
    <style:style style:name="P23" style:family="paragraph" style:parent-style-name="Standard">
      <style:text-properties officeooo:rsid="00036bf3" officeooo:paragraph-rsid="00036bf3"/>
    </style:style>
    <style:style style:name="P24" style:family="paragraph" style:parent-style-name="Standard">
      <style:paragraph-properties fo:text-align="justify" style:justify-single-word="false"/>
      <style:text-properties officeooo:rsid="00036bf3" officeooo:paragraph-rsid="00036bf3"/>
    </style:style>
    <style:style style:name="P25" style:family="paragraph" style:parent-style-name="Standard">
      <style:text-properties officeooo:rsid="00045fbc" officeooo:paragraph-rsid="00045fbc"/>
    </style:style>
    <style:style style:name="P26" style:family="paragraph" style:parent-style-name="Standard">
      <style:paragraph-properties fo:text-align="justify" style:justify-single-word="false"/>
      <style:text-properties officeooo:rsid="00045fbc" officeooo:paragraph-rsid="00045fbc"/>
    </style:style>
    <style:style style:name="P27" style:family="paragraph" style:parent-style-name="Standard">
      <style:text-properties officeooo:rsid="0005c7d0" officeooo:paragraph-rsid="0005c7d0"/>
    </style:style>
    <style:style style:name="P28" style:family="paragraph" style:parent-style-name="Standard">
      <style:paragraph-properties fo:text-align="justify" style:justify-single-word="false"/>
      <style:text-properties officeooo:rsid="0005c7d0" officeooo:paragraph-rsid="0005c7d0"/>
    </style:style>
    <style:style style:name="P29" style:family="paragraph" style:parent-style-name="Standard">
      <style:text-properties style:text-underline-style="solid" style:text-underline-width="auto" style:text-underline-color="font-color" officeooo:rsid="0005c7d0" officeooo:paragraph-rsid="0005c7d0"/>
    </style:style>
    <style:style style:name="P30" style:family="paragraph" style:parent-style-name="Standard">
      <style:paragraph-properties fo:text-align="justify" style:justify-single-word="false"/>
      <style:text-properties officeooo:rsid="0006c1c3" officeooo:paragraph-rsid="0006c1c3"/>
    </style:style>
    <style:style style:name="P31" style:family="paragraph" style:parent-style-name="Standard">
      <style:text-properties officeooo:rsid="0008c920" officeooo:paragraph-rsid="0008c920"/>
    </style:style>
    <style:style style:name="P32" style:family="paragraph" style:parent-style-name="Standard">
      <style:paragraph-properties fo:text-align="justify" style:justify-single-word="false"/>
      <style:text-properties officeooo:rsid="000adeef" officeooo:paragraph-rsid="000adeef"/>
    </style:style>
    <style:style style:name="P33" style:family="paragraph" style:parent-style-name="Standard">
      <style:paragraph-properties fo:text-align="justify" style:justify-single-word="false"/>
      <style:text-properties officeooo:rsid="000adeef" officeooo:paragraph-rsid="0013adcb"/>
    </style:style>
    <style:style style:name="P34" style:family="paragraph" style:parent-style-name="Standard">
      <style:paragraph-properties fo:text-align="justify" style:justify-single-word="false"/>
      <style:text-properties officeooo:rsid="000adeef" officeooo:paragraph-rsid="00143806"/>
    </style:style>
    <style:style style:name="P35" style:family="paragraph" style:parent-style-name="Standard">
      <style:paragraph-properties fo:text-align="justify" style:justify-single-word="false"/>
      <style:text-properties officeooo:rsid="000eff44" officeooo:paragraph-rsid="000eff44"/>
    </style:style>
    <style:style style:name="P36" style:family="paragraph" style:parent-style-name="Standard">
      <style:paragraph-properties fo:text-align="justify" style:justify-single-word="false"/>
      <style:text-properties officeooo:rsid="0013adcb" officeooo:paragraph-rsid="0013adcb"/>
    </style:style>
    <style:style style:name="P37" style:family="paragraph" style:parent-style-name="Standard">
      <style:paragraph-properties fo:text-align="justify" style:justify-single-word="false"/>
      <style:text-properties officeooo:rsid="00143806" officeooo:paragraph-rsid="000eff44"/>
    </style:style>
    <style:style style:name="P38" style:family="paragraph" style:parent-style-name="Standard">
      <style:paragraph-properties fo:text-align="justify" style:justify-single-word="false"/>
      <style:text-properties officeooo:rsid="00143806" officeooo:paragraph-rsid="00143806"/>
    </style:style>
    <style:style style:name="P39" style:family="paragraph" style:parent-style-name="Standard">
      <style:paragraph-properties fo:break-before="page"/>
      <style:text-properties fo:color="#800000" officeooo:paragraph-rsid="00036bf3"/>
    </style:style>
    <style:style style:name="T1" style:family="text">
      <style:text-properties fo:color="#800000" fo:font-size="13pt" style:text-underline-style="solid" style:text-underline-width="auto" style:text-underline-color="font-color" fo:font-weight="normal" style:font-size-asian="13pt" style:font-weight-asian="normal" style:font-size-complex="13pt" style:font-weight-complex="normal"/>
    </style:style>
    <style:style style:name="T2" style:family="text">
      <style:text-properties fo:color="#800000" fo:font-size="13pt" fo:font-weight="normal" style:font-size-asian="13pt" style:font-weight-asian="normal" style:font-size-complex="13pt" style:font-weight-complex="normal"/>
    </style:style>
    <style:style style:name="T3" style:family="text">
      <style:text-properties fo:color="#800000" fo:font-size="13pt" fo:font-weight="normal" officeooo:rsid="000d4e48" style:font-size-asian="13pt" style:font-weight-asian="normal" style:font-size-complex="13pt" style:font-weight-complex="normal"/>
    </style:style>
    <style:style style:name="T4" style:family="text">
      <style:text-properties fo:color="#800000"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800000" fo:font-size="13pt" fo:font-style="normal" style:text-underline-style="solid" style:text-underline-width="auto" style:text-underline-color="font-color" fo:font-weight="normal" officeooo:rsid="0008c920" style:font-size-asian="13pt" style:font-style-asian="normal" style:font-weight-asian="normal" style:font-size-complex="13pt" style:font-style-complex="normal" style:font-weight-complex="normal"/>
    </style:style>
    <style:style style:name="T6" style:family="text">
      <style:text-properties fo:color="#800000" fo:font-size="13pt" fo:font-style="normal" style:text-underline-style="solid" style:text-underline-width="auto" style:text-underline-color="font-color" fo:font-weight="normal" officeooo:rsid="0013adcb" style:font-size-asian="13pt" style:font-style-asian="normal" style:font-weight-asian="normal" style:font-size-complex="13pt" style:font-style-complex="normal" style:font-weight-complex="normal"/>
    </style:style>
    <style:style style:name="T7" style:family="text">
      <style:text-properties fo:color="#800000" fo:font-size="13pt" fo:font-style="normal" style:text-underline-style="solid" style:text-underline-width="auto" style:text-underline-color="font-color" fo:font-weight="normal" officeooo:rsid="00143806" style:font-size-asian="13pt" style:font-style-asian="normal" style:font-weight-asian="normal" style:font-size-complex="13pt" style:font-style-complex="normal" style:font-weight-complex="normal"/>
    </style:style>
    <style:style style:name="T8" style:family="text">
      <style:text-properties fo:font-size="14pt" fo:font-weight="bold" officeooo:rsid="00036bf3" style:font-size-asian="14pt" style:font-weight-asian="bold" style:font-size-complex="14pt" style:font-weight-complex="bold"/>
    </style:style>
    <style:style style:name="T9" style:family="text">
      <style:text-properties officeooo:rsid="00045fbc"/>
    </style:style>
    <style:style style:name="T10" style:family="text">
      <style:text-properties officeooo:rsid="0005c7d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6c1c3" style:font-style-asian="normal" style:font-style-complex="normal"/>
    </style:style>
    <style:style style:name="T14" style:family="text">
      <style:text-properties fo:font-style="normal" officeooo:rsid="000bc9ed" style:font-style-asian="normal" style:font-style-complex="normal"/>
    </style:style>
    <style:style style:name="T15" style:family="text">
      <style:text-properties fo:font-style="normal" officeooo:rsid="00126644" style:font-style-asian="normal" style:font-style-complex="normal"/>
    </style:style>
    <style:style style:name="T16" style:family="text">
      <style:text-properties officeooo:rsid="000ade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 ME - JEU AWALE</text:p>
      <text:p text:style-name="P1"/>
      <text:p text:style-name="Quotations">Le jeu que nous avons codé est un "awalé", jeu de réflexion d'origine africaine.</text:p>
      <text:p text:style-name="P7">Fichiers du jeu</text:p>
      <text:p text:style-name="Standard"/>
      <text:p text:style-name="P2">Les constantes du jeu </text:p>
      <text:p text:style-name="Standard"/>
      <text:list xml:id="list3136496082" text:style-name="L1">
        <text:list-item>
          <text:p text:style-name="P9">AwaleConstant.h</text:p>
        </text:list-item>
      </text:list>
      <text:p text:style-name="Standard">Déclare toutes les constantes du jeu telles que le joueur, la couleur du terminal, ...</text:p>
      <text:p text:style-name="Standard"/>
      <text:p text:style-name="P2">Les types du jeu </text:p>
      <text:p text:style-name="Standard"/>
      <text:list xml:id="list185058640806148" text:continue-numbering="true" text:style-name="L1">
        <text:list-item>
          <text:p text:style-name="P9">AwaleTypes.h</text:p>
        </text:list-item>
      </text:list>
      <text:p text:style-name="Standard">Déclare toutes les types du jeu.</text:p>
      <text:p text:style-name="Standard"/>
      <text:p text:style-name="P2">Le plateau de jeu </text:p>
      <text:p text:style-name="Standard"/>
      <text:list xml:id="list185058031067733" text:continue-numbering="true" text:style-name="L1">
        <text:list-item>
          <text:p text:style-name="P9">Plateau.h</text:p>
        </text:list-item>
      </text:list>
      <text:p text:style-name="Standard">Déclare les prototypes des fonctions de "Plateau.c"</text:p>
      <text:p text:style-name="Standard"/>
      <text:list xml:id="list4227569584" text:style-name="L2">
        <text:list-item>
          <text:p text:style-name="P10">Plateau.c</text:p>
        </text:list-item>
      </text:list>
      <text:p text:style-name="Standard">Définit les fonctions propres au plateau de jeu (et aux graines) telles que affichage du plateau, récupère graines, ...</text:p>
      <text:p text:style-name="Standard"/>
      <text:p text:style-name="P2">Le déroulement du jeu </text:p>
      <text:p text:style-name="Standard"/>
      <text:list xml:id="list1559707986" text:style-name="L3">
        <text:list-item>
          <text:p text:style-name="P11">Awale.h</text:p>
        </text:list-item>
      </text:list>
      <text:p text:style-name="Standard">Déclare les prototypes des fonctions de "Awale.c"</text:p>
      <text:p text:style-name="Standard"/>
      <text:list xml:id="list3445857734" text:style-name="L4">
        <text:list-item>
          <text:p text:style-name="P12">Awale.c</text:p>
        </text:list-item>
      </text:list>
      <text:p text:style-name="Standard">Définit les fonctions propres au déroulement d'une partie telles que demander l'emplacement où prendre les graines, les déplacer, ...</text:p>
      <text:p text:style-name="Standard"/>
      <text:p text:style-name="P2">Une partie de jeu </text:p>
      <text:p text:style-name="Standard"/>
      <text:list xml:id="list3834394996" text:style-name="L5">
        <text:list-item>
          <text:p text:style-name="P13">AwalePartie.h</text:p>
        </text:list-item>
      </text:list>
      <text:p text:style-name="Standard">Déclare les prototypes des fonctions de "AwalePartie.c"</text:p>
      <text:p text:style-name="Standard"/>
      <text:list xml:id="list3293748719" text:style-name="L6">
        <text:list-item>
          <text:p text:style-name="P14">AwalePartie.c</text:p>
        </text:list-item>
      </text:list>
      <text:p text:style-name="Standard">Définit les fonctions propres à la partie telles que charger une partie, lancer une nouvelle partie, ...</text:p>
      <text:p text:style-name="Standard"/>
      <text:p text:style-name="P2">Emplacement dans le plateau </text:p>
      <text:p text:style-name="Standard"/>
      <text:list xml:id="list423591082" text:style-name="L7">
        <text:list-item>
          <text:p text:style-name="P15">Emplacement.h</text:p>
        </text:list-item>
      </text:list>
      <text:p text:style-name="Standard">Déclare les prototypes des fonctions de "Emplacement.c"</text:p>
      <text:p text:style-name="Standard"/>
      <text:list xml:id="list3949943392" text:style-name="L8">
        <text:list-item>
          <text:p text:style-name="P16">Emplacement.c</text:p>
        </text:list-item>
      </text:list>
      <text:p text:style-name="Standard">Définit les fonctions propres à chaque emplacement telles que emplacement suivant, ou précedent</text:p>
      <text:p text:style-name="Standard"><text:soft-page-break/></text:p>
      <text:p text:style-name="P2"/>
      <text:p text:style-name="P2">Le "BEAU" et l'utile </text:p>
      <text:p text:style-name="P8"/>
      <text:list xml:id="list1988793224" text:style-name="L9">
        <text:list-item>
          <text:p text:style-name="P17">IOExtends.h</text:p>
        </text:list-item>
      </text:list>
      <text:p text:style-name="Standard">Déclare les prototypes des fonctions de "IOExtends.c"</text:p>
      <text:p text:style-name="P8"/>
      <text:list xml:id="list2380999527" text:style-name="L10">
        <text:list-item>
          <text:p text:style-name="P18">IOExtends.c</text:p>
        </text:list-item>
      </text:list>
      <text:p text:style-name="Standard">Définit les fonctions propres à l'affichage d'un BEAU terminal et également les fonctions propres aux fichiers utilisés pour charger une partie préexistante</text:p>
      <text:p text:style-name="Standard"/>
      <text:p text:style-name="P2">Hall of Fame </text:p>
      <text:p text:style-name="Standard"/>
      <text:list xml:id="list938905333" text:style-name="L11">
        <text:list-item>
          <text:p text:style-name="P19">HallOfFame.h </text:p>
        </text:list-item>
      </text:list>
      <text:p text:style-name="Standard">Déclare les prototypes des fonctions de "HallOfFame.c"</text:p>
      <text:p text:style-name="Standard"/>
      <text:list xml:id="list3787608061" text:style-name="L12">
        <text:list-item>
          <text:p text:style-name="P20">HallOfFame.c</text:p>
        </text:list-item>
      </text:list>
      <text:p text:style-name="Standard">Définit les fonctions relatives à notre Hall of Fame : l'afficher, enregistrer un nouveau score, ...</text:p>
      <text:p text:style-name="Standard"/>
      <text:p text:style-name="P2">Un main digne de ce nom </text:p>
      <text:p text:style-name="Standard"/>
      <text:list xml:id="list874143438" text:style-name="L13">
        <text:list-item>
          <text:p text:style-name="P21">main.h</text:p>
        </text:list-item>
      </text:list>
      <text:p text:style-name="Standard">Contient toutes les bibliothèques standard et UNIX utilisées.</text:p>
      <text:p text:style-name="Standard"/>
      <text:list xml:id="list367377486" text:style-name="L14">
        <text:list-item>
          <text:p text:style-name="P22">main.c</text:p>
        </text:list-item>
      </text:list>
      <text:p text:style-name="Standard">Fonction principale qui regroupe les appels aux fonctions du jeu pour son fonctionnement logique.</text:p>
      <text:p text:style-name="Standard"/>
      <text:p text:style-name="P39"><text:span text:style-name="T8">Déroulement d’une partie</text:span></text:p>
      <text:p text:style-name="Standard"/>
      <text:p text:style-name="P25"><text:span text:style-name="T1">Parallèle fait entre la vie réelle et sur ordinateur</text:span></text:p>
      <text:p text:style-name="P23"><text:span text:style-name="T1"/></text:p>
      <text:p text:style-name="P24">Pour concevoir le jeu sur ordinateur nous avons fait quelque partie, histoire d’appréhender les futurs contraintes du jeu, savoir comment il se joue, etc.</text:p>
      <text:p text:style-name="P24"/>
      <text:p text:style-name="P24">Nous avons fait un parallèle entre ce que nous faisons pendant une partie et ce que l’on devrais faire comme instruction sur un ordinateur (pour chaque tour, donc chaque joueur):</text:p>
      <text:p text:style-name="P24"/>
      <text:p text:style-name="P23"><text:tab/></text:p>
      <table:table table:name="Table1" table:style-name="Table1">
        <table:table-column table:style-name="Table1.A" table:number-columns-repeated="2"/>
        <table:table-row>
          <table:table-cell table:style-name="Table1.A1" office:value-type="string">
            <text:p text:style-name="P4">VIE REELE</text:p>
          </table:table-cell>
          <table:table-cell table:style-name="Table1.B1" office:value-type="string">
            <text:p text:style-name="P4">ORDINATEUR</text:p>
          </table:table-cell>
        </table:table-row>
        <table:table-row>
          <table:table-cell table:style-name="Table1.A2" office:value-type="string">
            <text:p text:style-name="P3">Prendre connaissance du plateau du jeu et voire les graines et leur nombre</text:p>
          </table:table-cell>
          <table:table-cell table:style-name="Table1.B2" office:value-type="string">
            <text:p text:style-name="P3">Afficher la plateau et le nombre de graine</text:p>
          </table:table-cell>
        </table:table-row>
        <table:table-row>
          <table:table-cell table:style-name="Table1.A2" office:value-type="string">
            <text:p text:style-name="P3">Penser aux coups possibles | Choisir un emplacement</text:p>
          </table:table-cell>
          <table:table-cell table:style-name="Table1.B2" office:value-type="string">
            <text:p text:style-name="P3">(Seulement pour l’IA) | Demande de l’emplacement à jouer au le joueur</text:p>
          </table:table-cell>
        </table:table-row>
        <table:table-row>
          <table:table-cell table:style-name="Table1.A2" office:value-type="string">
            <text:p text:style-name="P3"><text:span text:style-name="T9">Prendre</text:span> les graines <text:span text:style-name="T9">et les dispercer dans le sens a</text:span>nti-horaire</text:p>
          </table:table-cell>
          <table:table-cell table:style-name="Table1.B2" office:value-type="string">
            <text:p text:style-name="P5">Dispercer les graines dans le sans anti-horaire</text:p>
          </table:table-cell>
        </table:table-row>
        <table:table-row>
          <table:table-cell table:style-name="Table1.A2" office:value-type="string">
            <text:p text:style-name="P5">On regarde si il y a 2 ou 3 graines dans la case finale. SI c’est la cas on les ramasses</text:p>
          </table:table-cell>
          <table:table-cell table:style-name="Table1.B2" office:value-type="string">
            <text:p text:style-name="P5">Verifier si à l’emplacement finale, le nombre de graine est égale à 2 ou à 3. SI c’est la cas</text:p>
          </table:table-cell>
        </table:table-row>
        <table:table-row>
          <table:table-cell table:style-name="Table1.A2" office:value-type="string">
            <text:p text:style-name="P3">Condition de victoire</text:p>
          </table:table-cell>
          <table:table-cell table:style-name="Table1.B2" office:value-type="string">
            <text:p text:style-name="P5">Si le joueur qui a joueur à plus de 24 graines alors il gagne</text:p>
          </table:table-cell>
        </table:table-row>
      </table:table>
      <text:p text:style-name="P25"><text:span text:style-name="T1"/></text:p>
      <text:p text:style-name="P31"><text:span text:style-name="T1">Visualisation des futurs fonctions</text:span></text:p>
      <text:p text:style-name="P31"><text:span text:style-name="T1"/></text:p>
      <text:p text:style-name="P31">A partir du parallèle «vie réele – ordinateur» nous avons penser à créer ses fonctions :</text:p>
      <text:p text:style-name="P31"><text:tab/></text:p>
      <text:p text:style-name="P31">- Afficher plateau</text:p>
      <text:p text:style-name="P31">- Demander graine au joueur</text:p>
      <text:p text:style-name="P31">- Dispersion des graines</text:p>
      <text:p text:style-name="P31">- Ramasser les graines → Vérifier si on peut ramasser</text:p>
      <text:p text:style-name="P31"/>
      <text:p text:style-name="P31">Elles représentes dans l’ensemble ce que devra faire notre programme pour fonctionner correctement (à condition de bien les écrire en elle-même)</text:p>
      <text:p text:style-name="P31"><text:span text:style-name="T1"/></text:p>
      <text:p text:style-name="P25"><text:span text:style-name="T1">1ère version (tres nulle d’un point de vue conceptuel)</text:span></text:p>
      <text:p text:style-name="P25"><text:span text:style-name="T1"/></text:p>
      <text:p text:style-name="P26">La première version après réflexion était de se balader avec 2 variables joueur et ‘case’ de type int et char… qui renseigné respectivement sur quel joueur vient de jouer et quelle case vient-il de jouer.</text:p>
      <text:p text:style-name="P26"/>
      <text:p text:style-name="P26">Cela fonctionner, <text:span text:style-name="T10">nous avions </text:span>un jeu qui se jouais mais… <text:span text:style-name="T10">c</text:span>ela pouvait etre optimis<text:span text:style-name="T10">é</text:span> d’un point de vue <text:span text:style-name="T10">conceptuel. Surtout comme en nombre d’argument...</text:span></text:p>
      <text:p text:style-name="P25"/>
      <text:p text:style-name="P29"><text:span text:style-name="T2">2ème version un peu de fichier, remplis de fonction</text:span><text:span text:style-name="T3">s</text:span><text:span text:style-name="T2"> et de structure</text:span><text:span text:style-name="T3">s</text:span></text:p>
      <text:p text:style-name="P27"><text:span text:style-name="T1"/></text:p>
      <text:p text:style-name="P28">La première chose sur laquelle nous somme tomber d’accord était de créer deux fichier au minimum qui servirait l’un de range DEFINE i.e. là où toute les constantes du jeu seront conservées à l’abris pour utilisation future puis un fichier où sera concentrée les bibliothèques standard du C et UNIX.</text:p>
      <text:p text:style-name="P28"><text:soft-page-break/></text:p>
      <text:p text:style-name="P28">Ensuite nous nous sommes concertés et avons conclus qu’il faudrais créer une structure qui concerverais toute les informations relative à une partie en cours (ce qui deviendra plus tard connu comme la fameuse structure AwalePartie…).</text:p>
      <text:p text:style-name="P28"/>
      <text:p text:style-name="P28">Cependant nous devions mieux gérer les emplacements et les fonction attaché<text:span text:style-name="T16">e</text:span>s. Ce que nous voulons dire par la c’est comment gérer le changement d’une case à l’autre de facon globale. Nous avons donc créer une strutcure Emplacement. Cette structure devait contenir l’emplacement dans un tableau à 2 dimensions qui nous servait de lpateau de graine, soit x la colone et y la ligne. A partie de là nous avons crée des fonctions lui étant relatives comme <text:span text:style-name="T11">emplacement_suivant() </text:span><text:span text:style-name="T12">et </text:span><text:span text:style-name="T11">emplacement_precedent() </text:span><text:span text:style-name="T12">qui permettent toute les deux de se mouvoir dans le plateau </text:span><text:span text:style-name="T13">et qui répond aux exigences du awale par rapport à le forme du plateau c’est à dire :</text:span></text:p>
      <text:p text:style-name="P28"><text:span text:style-name="T13"/></text:p>
      <text:p text:style-name="P30"><text:span text:style-name="T12"><text:tab/>- Si nous sommes sur la première ligne nous alons vers la gauche, sur la deuxième à droite.</text:span></text:p>
      <text:p text:style-name="P30"><text:span text:style-name="T12"><text:tab/>- Si nous somme à l’extrémité gauche nous «descendons», à l’extremité droite nous <text:tab/>«montons»</text:span></text:p>
      <text:p text:style-name="P30"><text:span text:style-name="T12"/></text:p>
      <text:p text:style-name="P32"><text:span text:style-name="T14">À</text:span><text:span text:style-name="T12"> parti</text:span><text:span text:style-name="T14">r</text:span><text:span text:style-name="T12"> de la certaines de nos fonction nécessitant les informations sur l’emplacement devais prendre en argument l’emplacement en tant que structure.</text:span></text:p>
      <text:p text:style-name="P32"><text:span text:style-name="T12"/></text:p>
      <text:p text:style-name="P32"><text:span text:style-name="T5">I</text:span><text:span text:style-name="T4">mplémentation de l’IA et donc d’un concept «d’état de jeu» étandu au type de partie...</text:span></text:p>
      <text:p text:style-name="P32"><text:span text:style-name="T12"/></text:p>
      <text:p text:style-name="P35"><text:span text:style-name="T12">Pour l’implémentation de l’IA nous avons du créer un menu de selection, a partie de celui-ci les informations de départ de la partie changer dont le type biensure.</text:span></text:p>
      <text:p text:style-name="P35"><text:span text:style-name="T12"/></text:p>
      <text:p text:style-name="P35"><text:span text:style-name="T12">A partir du type de partie, certaine fonction devait réagire differemment par exemple : La fonction </text:span><text:span text:style-name="T11">demande_emplacement_au_joueur()</text:span><text:span text:style-name="T12"> devait faire reflechir le joueur et entréer sa ‘case’ seulement si c‘était à lui de jouer sinon on faisait ‘reflechir’ l’IA :</text:span></text:p>
      <text:p text:style-name="P35"><text:span text:style-name="T12"/></text:p>
      <text:p text:style-name="P35"><text:span text:style-name="T12">- On trouve (si possible) l’emplacement qui lui permettera de recupèrer le maxmum de graine</text:span></text:p>
      <text:p text:style-name="P35"><text:span text:style-name="T12">- Sinon on renvoi un emplacement au hasard (à condition quelle ne soit pas vide!)</text:span></text:p>
      <text:p text:style-name="P35"><text:span text:style-name="T12"/></text:p>
      <text:p text:style-name="P35"><text:span text:style-name="T12">Ce qui a été dur ce fut de trouver le meilleur emplacement. Pour cela on devait retracer à partir de toutes les cases non-vide le parcour des graines puis </text:span><text:span text:style-name="T15">recupèrer le nombre de graine. Pour cela :</text:span></text:p>
      <text:p text:style-name="P35"><text:span text:style-name="T15"/></text:p>
      <text:p text:style-name="P35"><text:span text:style-name="T15"><text:tab/>- On simule le deplacement des graines puis on recupère le dernier emplacement atteint</text:span></text:p>
      <text:p text:style-name="P35"><text:span text:style-name="T15">- On simule la prise de graine puis on recupere le nombre</text:span></text:p>
      <text:p text:style-name="P35"><text:span text:style-name="T15"/></text:p>
      <text:p text:style-name="P33"><text:span text:style-name="T5">I</text:span><text:span text:style-name="T4">mplémentation d</text:span><text:span text:style-name="T6">u Hall Of Fame</text:span></text:p>
      <text:p text:style-name="P33"><text:span text:style-name="T12"/></text:p>
      <text:p text:style-name="P36"><text:span text:style-name="T15">L</text:span><text:span text:style-name="T12">e hall of fame a été imlpémenté de la facon suivante :</text:span></text:p>
      <text:p text:style-name="P36"><text:span text:style-name="T12">- Un structure contenant deux tableau, l’un couvrant les noms et l’autre les scores effectués</text:span></text:p>
      <text:p text:style-name="P36"><text:span text:style-name="T12">- Des fonctions permettant d’ajouter un score, de mettre à jour le fichier à partie de la structure, d’afficher le HOF puis recupèrer à partir d’un fichier</text:span></text:p>
      <text:p text:style-name="P37"/>
      <text:p text:style-name="P34"><text:span text:style-name="T5">I</text:span><text:span text:style-name="T4">mplémentation d</text:span><text:span text:style-name="T7">u concept partie enregistrée</text:span></text:p>
      <text:p text:style-name="P34"><text:span text:style-name="T12"/></text:p>
      <text:p text:style-name="P38"><text:span text:style-name="T12">Le joueur à la possibilité de pou voir sauvgarder en pleine partie le jeu. On a fait très rapide pour cela : </text:span></text:p>
      <text:p text:style-name="P38"><text:span text:style-name="T12">- On enregistre la structure en binaire dans un fichier</text:span></text:p>
      <text:p text:style-name="P38"><text:span text:style-name="T12">- Pour la rejouer on lit le fichier sauvegarde puis on lit la structure que l’on copie dans une nouvelle structure ‘partie’.</text:span></text:p>
      <text:p text:style-name="P34"><text:soft-page-break/><text:span text:style-name="T5">I</text:span><text:span text:style-name="T4">mplémentation d</text:span><text:span text:style-name="T7">u concept partie en réseau local</text:span></text:p>
      <text:p text:style-name="P34"><text:span text:style-name="T12"/></text:p>
      <text:p text:style-name="P38"><text:span text:style-name="T12">en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riondebien colline</meta:initial-creator>
    <meta:creation-date>2018-11-07T09:38:00</meta:creation-date>
    <dc:date>2018-11-12T18:50:56.967260008</dc:date>
    <meta:editing-duration>PT28M27S</meta:editing-duration>
    <meta:editing-cycles>20</meta:editing-cycles>
    <meta:generator>LibreOffice/6.0.6.2$Linux_X86_64 LibreOffice_project/00m0$Build-2</meta:generator>
    <meta:document-statistic meta:table-count="1" meta:image-count="0" meta:object-count="0" meta:page-count="5" meta:paragraph-count="97" meta:word-count="1158" meta:character-count="6945" meta:non-whitespace-character-count="5880"/>
  </office:meta>
</office:document-meta>
</file>